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 presentation:user-transformed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troduccion y objetiv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Revision de los datos de tráfico en la ciudad de Barcelona.</text:p>
              </text:list-item>
              <text:list-item>
                <text:p>-Evolucion de los datos tras la puesta en marcha de medidas por el anterior consistorio</text:p>
              </text:list-item>
              <text:list-item>
                <text:p>-Camino a seguir en el futuro para la mejora de la accidentalidad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dic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header>
                <text:p>-Datos utilizados y procedencia</text:p>
              </text:list-header>
              <text:list-item>
                <text:p>-Analisis estadistico</text:p>
              </text:list-item>
              <text:list-item>
                <text:p>-Conclusiones del estudio</text:p>
              </text:list-item>
              <text:list-item>
                <text:p>-Medidas a implementar</text:p>
              </text:list-item>
              <text:list-item>
                <text:p>-Anexo:</text:p>
                <text:list>
                  <text:list-item>
                    <text:p>-Test de hipotesis edad media conductores</text:p>
                  </text:list-item>
                  <text:list-item>
                    <text:p>-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os utilizad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-Registro de accidentes en barcelona durante los años 2011-2016</text:p>
              </text:list-header>
              <text:list-item>
                <text:p>-Parque movil registrado en la provincia de Barcelona durante los mismos año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alisis estadistic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-Distritos/Barrios más conflictivos</text:p>
              </text:list-header>
              <text:list-item>
                <text:p>-Temporalidad (dias, meses)</text:p>
              </text:list-item>
              <text:list-item>
                <text:p>-Evolución de la siniestralidad en los ultimos años</text:p>
              </text:list-item>
              <text:list-item>
                <text:p>-Puntos “negros” a corregir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nclusiones del estudio y camino a segui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-No hay mejora tras las medidas acordadas por el anterior consistorio.</text:p>
              </text:list-header>
              <text:list-item>
                <text:p/>
              </text:list-item>
              <text:list-item>
                <text:p>-Los puntos negros son el barrio del eixample derecho.</text:p>
              </text:list-item>
              <text:list-item>
                <text:p/>
                <text:p>-Centrarse en la seguridad de las motos y aumentar las infracciones sobre los carriles bus.</text:p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nexo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header>
                <text:p>-¿Son los conductores de más de 50 años más propensos a tener accidentes?</text:p>
                <text:p/>
              </text:list-header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4T18:46:07.356841775</meta:creation-date>
    <meta:editing-duration>PT4M3S</meta:editing-duration>
    <meta:editing-cycles>2</meta:editing-cycles>
    <meta:generator>LibreOffice/6.0.7.3$Linux_X86_64 LibreOffice_project/00m0$Build-3</meta:generator>
    <dc:title>Alizarin</dc:title>
    <dc:date>2019-09-14T19:50:31.027779260</dc:date>
    <meta:document-statistic meta:object-count="65"/>
  </office:meta>
</office:document-meta>
</file>